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692b0" officeooo:paragraph-rsid="000692b0"/>
    </style:style>
    <style:style style:name="P2" style:family="paragraph" style:parent-style-name="Standard" style:list-style-name="L2">
      <style:text-properties officeooo:rsid="000692b0" officeooo:paragraph-rsid="000692b0"/>
    </style:style>
    <style:style style:name="P3" style:family="paragraph" style:parent-style-name="Standard">
      <style:text-properties officeooo:rsid="0008b4d7" officeooo:paragraph-rsid="0008b4d7"/>
    </style:style>
    <style:style style:name="P4" style:family="paragraph" style:parent-style-name="Standard">
      <style:text-properties officeooo:rsid="0008f170" officeooo:paragraph-rsid="0008f170"/>
    </style:style>
    <style:style style:name="P5" style:family="paragraph" style:parent-style-name="Standard">
      <style:text-properties officeooo:rsid="0008f170" officeooo:paragraph-rsid="00094000"/>
    </style:style>
    <style:style style:name="P6" style:family="paragraph" style:parent-style-name="Standard">
      <style:text-properties officeooo:rsid="00094000" officeooo:paragraph-rsid="00094000"/>
    </style:style>
    <style:style style:name="P7" style:family="paragraph" style:parent-style-name="Standard">
      <style:text-properties officeooo:rsid="000af763" officeooo:paragraph-rsid="000af763"/>
    </style:style>
    <style:style style:name="P8" style:family="paragraph" style:parent-style-name="Standard">
      <style:text-properties officeooo:rsid="000b8593" officeooo:paragraph-rsid="000b8593"/>
    </style:style>
    <style:style style:name="T1" style:family="text">
      <style:text-properties officeooo:rsid="00076a35"/>
    </style:style>
    <style:style style:name="T2" style:family="text">
      <style:text-properties style:text-position="super 58%"/>
    </style:style>
    <style:style style:name="T3" style:family="text">
      <style:text-properties officeooo:rsid="0008f170"/>
    </style:style>
    <style:style style:name="T4" style:family="text">
      <style:text-properties officeooo:rsid="00094000"/>
    </style:style>
    <style:style style:name="T5" style:family="text">
      <style:text-properties officeooo:rsid="000ac01a"/>
    </style:style>
    <style:style style:name="T6" style:family="text">
      <style:text-properties officeooo:rsid="000af763"/>
    </style:style>
    <style:style style:name="T7" style:family="text">
      <style:text-properties officeooo:rsid="000b8593"/>
    </style:style>
    <style:style style:name="T8" style:family="text">
      <style:text-properties officeooo:rsid="000d1b57"/>
    </style:style>
    <style:style style:name="T9" style:family="text">
      <style:text-properties officeooo:rsid="000e1d5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<text:span text:style-name="T7">modules are designed</text:span> as:</text:p>
      <text:p text:style-name="P1"/>
      <text:list xml:id="list2274252154" text:style-name="L2">
        <text:list-item>
          <text:p text:style-name="P2">Config</text:p>
        </text:list-item>
        <text:list-item>
          <text:p text:style-name="P2">Monitoring</text:p>
        </text:list-item>
        <text:list-item>
          <text:p text:style-name="P2">Action</text:p>
        </text:list-item>
        <text:list-item>
          <text:p text:style-name="P2">Unblock </text:p>
        </text:list-item>
      </text:list>
      <text:p text:style-name="P1"/>
      <text:p text:style-name="P1">In terms of the Config, <text:s/>it provides a GUI for user to input and config the required parameters:</text:p>
      <text:p text:style-name="P1"/>
      <text:p text:style-name="P1">1) Setup the monitor variables as <text:span text:style-name="T1">log file location, Maximum password attempts allowed, blocking interval, service by port and keywords etc.</text:span></text:p>
      <text:p text:style-name="P3">2) IP address Handling;</text:p>
      <text:p text:style-name="P3">It provides 2 ways for Ip address handling: one is by location( fields number of the record in the log file) and the 2<text:span text:style-name="T2">nd</text:span> way is by regular expression. It also very nice to provide a system default pattern can be applied for almost all the cases. Of course, user defined patterns also supported. Due to the error pron design, a test ( verify) function is provided for end use to test the pattern before really applied in it.</text:p>
      <text:p text:style-name="P3"/>
      <text:p text:style-name="P3">2 Monitoring:</text:p>
      <text:p text:style-name="P3"><text:span text:style-name="T3">Monitoring is done dynamically to </text:span><text:s/><text:span text:style-name="T3">get the incremental part of the logs and make the analysis for the sensitive words are in or not.</text:span></text:p>
      <text:p text:style-name="P5">If the critira triggered, the client IP, times attempted is recorded to compare with the <text:span text:style-name="T4">threshold. If the threshold reached, the action will be taken.</text:span></text:p>
      <text:p text:style-name="P7">This module is taking advantage of Array to store the records, <text:span text:style-name="T9">using the crontab <text:s/>to invoke the Unblock action when time is <text:s/>up.</text:span></text:p>
      <text:p text:style-name="P3"/>
      <text:p text:style-name="P4">3 Action</text:p>
      <text:p text:style-name="P4"/>
      <text:p text:style-name="P4">Action <text:span text:style-name="T6">here is designed </text:span><text:s/>to <text:span text:style-name="T6">do the real action for malicious activities. In this case, it <text:s/>means to </text:span><text:s/>block the connection when <text:span text:style-name="T4">asked by the monitor module.</text:span></text:p>
      <text:p text:style-name="P6">It calls the iptables to setup the rule to indeed take the action.</text:p>
      <text:p text:style-name="P4"/>
      <text:p text:style-name="P4">4 <text:span text:style-name="T5">Unblock</text:span></text:p>
      <text:p text:style-name="P8">Unlbock is triggered automatically by crontab when the time limit is reached. <text:span text:style-name="T8">When it’s time to unblock, the crontab job is cleared and the rules on the firewall is removed to allow the access again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4:51:17.907896628</meta:creation-date>
    <dc:date>2018-02-03T15:46:25.645198820</dc:date>
    <meta:editing-duration>PT34M44S</meta:editing-duration>
    <meta:editing-cycles>10</meta:editing-cycles>
    <meta:generator>LibreOffice/5.4.4.2$Linux_X86_64 LibreOffice_project/40$Build-2</meta:generator>
    <meta:document-statistic meta:table-count="0" meta:image-count="0" meta:object-count="0" meta:page-count="1" meta:paragraph-count="18" meta:word-count="288" meta:character-count="1610" meta:non-whitespace-character-count="1336"/>
  </office:meta>
</office:document-meta>
</file>